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8.9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78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0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6"/>
        <table:table-column table:style-name="co1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Priorität</text:p>
          </table:table-cell>
          <table:table-cell table:style-name="ce3" office:value-type="string">
            <text:p>Thema</text:p>
          </table:table-cell>
          <table:table-cell table:style-name="ce4" office:value-type="string">
            <text:p>Titel</text:p>
          </table:table-cell>
          <table:table-cell table:style-name="ce4" office:value-type="string">
            <text:p>Beschreibung</text:p>
          </table:table-cell>
          <table:table-cell table:style-name="ce1" office:value-type="string">
            <text:p>Schätzung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AVR</text:p>
          </table:table-cell>
          <table:table-cell table:style-name="ce5" office:value-type="string">
            <text:p>Board bauen</text:p>
          </table:table-cell>
          <table:table-cell table:style-name="ce5" office:value-type="string">
            <text:p>Ich möchte ein Board haben, mit dem ich einen Mega8 einfach betreiben kann und die Beinchen rausgeführt sind.</text:p>
          </table:table-cell>
          <table:table-cell table:style-name="ce2" office:value-type="float" office:value="5">
            <text:p>5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AVR</text:p>
          </table:table-cell>
          <table:table-cell office:value-type="string">
            <text:p>AVR ansteuern</text:p>
          </table:table-cell>
          <table:table-cell office:value-type="string">
            <text:p>Ein AVR (Mega8) Mikrocontroller sollte über UART, SPI oder I2C angesteuert werden.</text:p>
            <text:p>Dabei muss erstmal evaluiert werden, welcher Bus der geeignetste wäre (Favorit: UART).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VR</text:p>
          </table:table-cell>
          <table:table-cell office:value-type="string">
            <text:p>AVR Spannung Messen</text:p>
          </table:table-cell>
          <table:table-cell office:value-type="string">
            <text:p>Um die Feuchtigkeit im Boden zu messen, möchte ich Spannungen zwischen zwei Pins im Mega8 messen können.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ebapp</text:p>
          </table:table-cell>
          <table:table-cell office:value-type="string">
            <text:p>Anwendung um Tempdaten entgegenzunehmen</text:p>
          </table:table-cell>
          <table:table-cell office:value-type="string">
            <text:p>Um die Daten im Internet sichtbar zu machen, möchte ich die Daten auf meinen Webserver schieben.</text:p>
            <text:p>- Idee: REST Schnittstelle über WSGI an Python Skript</text:p>
            <text:p>- Wichtig: Authentifizierung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ebapp</text:p>
          </table:table-cell>
          <table:table-cell office:value-type="string">
            <text:p>Daten im Web abrufen</text:p>
          </table:table-cell>
          <table:table-cell office:value-type="string">
            <text:p>Als Benutzer möchte ich die geloggten Datensätze auf einer Website als Liste anschauen.</text:p>
            <text:p>- Sollte gleich mit Django realisiert werden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NGW</text:p>
          </table:table-cell>
          <table:table-cell office:value-type="string">
            <text:p>Konfigurationsoberfläche</text:p>
          </table:table-cell>
          <table:table-cell office:value-type="string">
            <text:p>Ich möchte das Programm mit einer Konfigoberfläche konfigurieren können.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GW</text:p>
          </table:table-cell>
          <table:table-cell office:value-type="string">
            <text:p>Daten pushen</text:p>
          </table:table-cell>
          <table:table-cell office:value-type="string">
            <text:p>Das NGW sollte die Temperaturdaten an eine REST API ins Web pushen.</text:p>
            <text:p>- Authentifizierung</text:p>
            <text:p>- impl. in Python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2">02.06.2010</text:date>, <text:time>18:49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ander Rampp</meta:initial-creator>
    <meta:creation-date>2010-06-02T16:23:26</meta:creation-date>
    <dc:date>2010-06-02T18:49:13</dc:date>
    <dc:creator>Alexander Rampp</dc:creator>
    <meta:editing-duration>PT01H35M30S</meta:editing-duration>
    <meta:editing-cycles>11</meta:editing-cycles>
    <meta:generator>OpenOffice.org/3.1$Linux OpenOffice.org_project/310m19$Build-9420</meta:generator>
    <meta:document-statistic meta:table-count="3" meta:cell-count="36" meta:object-count="0"/>
  </office:meta>
</office:document-meta>
</file>